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instance-tra-462-1000res-10folds-1e-06ridge-50w2vdim-&lt;start&gt;-17-09_22:3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7486211778113" calcext:value-type="float">
            <text:p>0.5174862118</text:p>
          </table:table-cell>
          <table:table-cell office:value-type="float" office:value="0.0171898538008958" calcext:value-type="float">
            <text:p>0.0171898538</text:p>
          </table:table-cell>
          <table:table-cell office:value-type="float" office:value="0.0953804347826087" calcext:value-type="float">
            <text:p>0.0953804348</text:p>
          </table:table-cell>
          <table:table-cell office:value-type="float" office:value="0.0315135390383581" calcext:value-type="float">
            <text:p>0.031513539</text:p>
          </table:table-cell>
          <table:table-cell office:value-type="float" office:value="0.245652173913043" calcext:value-type="float">
            <text:p>0.2456521739</text:p>
          </table:table-cell>
          <table:table-cell office:value-type="float" office:value="0.0630434782608696" calcext:value-type="float">
            <text:p>0.0630434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263348401338" calcext:value-type="float">
            <text:p>0.5292633484</text:p>
          </table:table-cell>
          <table:table-cell office:value-type="float" office:value="0.0279985392265202" calcext:value-type="float">
            <text:p>0.0279985392</text:p>
          </table:table-cell>
          <table:table-cell office:value-type="float" office:value="0.0921195652173913" calcext:value-type="float">
            <text:p>0.0921195652</text:p>
          </table:table-cell>
          <table:table-cell office:value-type="float" office:value="0.0249515454080998" calcext:value-type="float">
            <text:p>0.0249515454</text:p>
          </table:table-cell>
          <table:table-cell office:value-type="float" office:value="0.256521739130435" calcext:value-type="float">
            <text:p>0.2565217391</text:p>
          </table:table-cell>
          <table:table-cell office:value-type="float" office:value="0.0484153422854785" calcext:value-type="float">
            <text:p>0.0484153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0326910124993" calcext:value-type="float">
            <text:p>0.5103269101</text:p>
          </table:table-cell>
          <table:table-cell office:value-type="float" office:value="0.012904125655056" calcext:value-type="float">
            <text:p>0.0129041257</text:p>
          </table:table-cell>
          <table:table-cell office:value-type="float" office:value="0.0764492753623189" calcext:value-type="float">
            <text:p>0.0764492754</text:p>
          </table:table-cell>
          <table:table-cell office:value-type="float" office:value="0.0163304943329521" calcext:value-type="float">
            <text:p>0.0163304943</text:p>
          </table:table-cell>
          <table:table-cell office:value-type="float" office:value="0.202173913043478" calcext:value-type="float">
            <text:p>0.202173913</text:p>
          </table:table-cell>
          <table:table-cell office:value-type="float" office:value="0.0275838642183685" calcext:value-type="float">
            <text:p>0.0275838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0364618252624" calcext:value-type="float">
            <text:p>0.5203646183</text:p>
          </table:table-cell>
          <table:table-cell office:value-type="float" office:value="0.019729851967451" calcext:value-type="float">
            <text:p>0.019729852</text:p>
          </table:table-cell>
          <table:table-cell office:value-type="float" office:value="0.0752717391304348" calcext:value-type="float">
            <text:p>0.0752717391</text:p>
          </table:table-cell>
          <table:table-cell office:value-type="float" office:value="0.0236392219639281" calcext:value-type="float">
            <text:p>0.023639222</text:p>
          </table:table-cell>
          <table:table-cell office:value-type="float" office:value="0.23695652173913" calcext:value-type="float">
            <text:p>0.2369565217</text:p>
          </table:table-cell>
          <table:table-cell office:value-type="float" office:value="0.0545214617564541" calcext:value-type="float">
            <text:p>0.0545214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8767391796758" calcext:value-type="float">
            <text:p>0.5287673918</text:p>
          </table:table-cell>
          <table:table-cell office:value-type="float" office:value="0.0266670258366598" calcext:value-type="float">
            <text:p>0.0266670258</text:p>
          </table:table-cell>
          <table:table-cell office:value-type="float" office:value="0.0947463768115942" calcext:value-type="float">
            <text:p>0.0947463768</text:p>
          </table:table-cell>
          <table:table-cell office:value-type="float" office:value="0.0239109847598654" calcext:value-type="float">
            <text:p>0.0239109848</text:p>
          </table:table-cell>
          <table:table-cell office:value-type="float" office:value="0.26304347826087" calcext:value-type="float">
            <text:p>0.2630434783</text:p>
          </table:table-cell>
          <table:table-cell office:value-type="float" office:value="0.0570626293408987" calcext:value-type="float">
            <text:p>0.0570626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521241696070765" calcext:value-type="float">
            <text:p>0.5212416961</text:p>
          </table:table-cell>
          <table:table-cell/>
          <table:table-cell table:formula="of:=AVERAGE([.D2:.D6])" office:value-type="float" office:value="0.0867934782608696" calcext:value-type="float">
            <text:p>0.0867934783</text:p>
          </table:table-cell>
          <table:table-cell/>
          <table:table-cell table:formula="of:=AVERAGE([.F2:.F6])" office:value-type="float" office:value="0.240869565217391" calcext:value-type="float">
            <text:p>0.24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79841793924967" calcext:value-type="float">
            <text:p>0.0079841794</text:p>
          </table:table-cell>
          <table:table-cell/>
          <table:table-cell table:formula="of:=STDEV([.D2:.D6])" office:value-type="float" office:value="0.0100636055433548" calcext:value-type="float">
            <text:p>0.0100636055</text:p>
          </table:table-cell>
          <table:table-cell/>
          <table:table-cell table:formula="of:=STDEV([.F2:.F6])" office:value-type="float" office:value="0.0238338609976796" calcext:value-type="float">
            <text:p>0.0238338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2:38:21.772862609</dc:date>
    <dc:creator>Surender Kumar</dc:creator>
    <meta:editing-duration>PT1M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